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8e568"/>
    </style:style>
    <style:style style:name="P2" style:family="paragraph" style:parent-style-name="Horizontal_20_Line">
      <style:text-properties officeooo:paragraph-rsid="0018e56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>
      <style:paragraph-properties fo:margin-top="0in" fo:margin-bottom="0in" style:contextual-spacing="false"/>
      <style:text-properties officeooo:paragraph-rsid="0018e568"/>
    </style:style>
    <style:style style:name="P18" style:family="paragraph" style:parent-style-name="Text_20_body" style:list-style-name="L8">
      <style:text-properties officeooo:paragraph-rsid="0018e568"/>
    </style:style>
    <style:style style:name="P19" style:family="paragraph" style:parent-style-name="Text_20_body">
      <style:text-properties officeooo:paragraph-rsid="0018e568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in" fo:margin-bottom="0in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in" fo:margin-bottom="0in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 fo:margin-top="0in" fo:margin-bottom="0in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3">
      <style:paragraph-properties fo:margin-top="0in" fo:margin-bottom="0in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4">
      <style:paragraph-properties fo:margin-top="0in" fo:margin-bottom="0in" style:contextual-spacing="false"/>
    </style:style>
    <style:style style:name="T1" style:family="text">
      <style:text-properties officeooo:rsid="001616b6"/>
    </style:style>
    <style:style style:name="T2" style:family="text">
      <style:text-properties officeooo:rsid="00188237"/>
    </style:style>
    <style:style style:name="T3" style:family="text">
      <style:text-properties officeooo:rsid="0018e56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3 Puzzles Overview</text:span></text:h>
      <text:p text:style-name="Text_20_body">In <text:span text:style-name="Strong_20_Emphasis">Chapter 3: The Mall of Shadows</text:span>, players investigate a mysterious <text:span text:style-name="Strong_20_Emphasis">abandoned mall</text:span>, where supernatural forces manipulate the environment. As they explore eerie stores and corridors, they solve interactive puzzles that <text:span text:style-name="Strong_20_Emphasis">reveal hidden messages, unlock doors, and uncover the cult’s deeper plans</text:span>. Each puzzle ties into the mall’s unsettling atmosphere and propels the players toward their next objective.</text:p>
      <text:p text:style-name="Horizontal_20_Line"/>
      <text:h text:style-name="Heading_20_3" text:outline-level="3"><text:span text:style-name="Strong_20_Emphasis">1. Haunted Melody Puzzle</text:span></text:h>
      <text:p text:style-name="Text_20_body"><text:span text:style-name="Strong_20_Emphasis">Task:</text:span> Replicate a ghostly <text:span text:style-name="Strong_20_Emphasis">piano melody</text:span> to calm the haunted instruments.</text:p>
      <text:h text:style-name="Heading_20_4" text:outline-level="4"><text:span text:style-name="Strong_20_Emphasis">Mechanics:</text:span></text:h>
      <text:list text:style-name="L9">
        <text:list-item>
          <text:p text:style-name="P21">In the <text:span text:style-name="Strong_20_Emphasis">Music Store</text:span>, instruments play eerie tunes on their own.</text:p>
        </text:list-item>
        <text:list-item>
          <text:p text:style-name="P21">A <text:span text:style-name="Strong_20_Emphasis">piano sits in the center</text:span>, with keys glowing in a specific order.</text:p>
        </text:list-item>
        <text:list-item>
          <text:p text:style-name="P21">Players must <text:span text:style-name="Strong_20_Emphasis">replicate the tune</text:span> by pressing the keys in the correct sequence.</text:p>
        </text:list-item>
        <text:list-item>
          <text:p text:style-name="P20"><text:span text:style-name="Strong_20_Emphasis">Clues to the sequence are hidden</text:span> on posters scattered throughout the mall.</text:p>
        </text:list-item>
      </text:list>
      <text:h text:style-name="Heading_20_4" text:outline-level="4"><text:span text:style-name="Strong_20_Emphasis">Result:</text:span></text:h>
      <text:list text:style-name="L10">
        <text:list-item>
          <text:p text:style-name="P23">Successfully recreating the melody <text:span text:style-name="Strong_20_Emphasis">stops the supernatural music</text:span>.</text:p>
        </text:list-item>
        <text:list-item>
          <text:p text:style-name="P22">A <text:span text:style-name="Strong_20_Emphasis">secret compartment in the piano reveals a key</text:span> to a hidden door.</text:p>
        </text:list-item>
      </text:list>
      <text:p text:style-name="Horizontal_20_Line"/>
      <text:h text:style-name="Heading_20_3" text:outline-level="3"><text:span text:style-name="Strong_20_Emphasis">2. Power Grid Circuit Puzzle</text:span></text:h>
      <text:p text:style-name="Text_20_body"><text:span text:style-name="Strong_20_Emphasis">Task:</text:span> Repair a damaged circuit board in the <text:span text:style-name="Strong_20_Emphasis">maintenance room</text:span> to unlock a crowbar.</text:p>
      <text:h text:style-name="Heading_20_4" text:outline-level="4"><text:span text:style-name="Strong_20_Emphasis">Mechanics:</text:span></text:h>
      <text:list text:style-name="L11">
        <text:list-item>
          <text:p text:style-name="P25">In the <text:span text:style-name="Strong_20_Emphasis">Mall’s Maintenance Room</text:span>, players find a <text:span text:style-name="Strong_20_Emphasis">damaged electrical panel</text:span>.</text:p>
        </text:list-item>
        <text:list-item>
          <text:p text:style-name="P25">The panel consists of <text:span text:style-name="Strong_20_Emphasis">a grid of circuit pieces</text:span> that can be rotated.</text:p>
        </text:list-item>
        <text:list-item>
          <text:p text:style-name="P25">Players must <text:span text:style-name="Strong_20_Emphasis">rotate the pieces to form a complete circuit</text:span>.</text:p>
        </text:list-item>
        <text:list-item>
          <text:p text:style-name="P24">Clues to the <text:span text:style-name="Strong_20_Emphasis">correct wiring pattern</text:span> are scattered around the maintenance room.</text:p>
        </text:list-item>
      </text:list>
      <text:h text:style-name="Heading_20_4" text:outline-level="4"><text:span text:style-name="Strong_20_Emphasis">Result:</text:span></text:h>
      <text:list text:style-name="L12">
        <text:list-item>
          <text:p text:style-name="P27">Successfully completing the circuit <text:span text:style-name="Strong_20_Emphasis">restores functionality to part of the mall</text:span>.</text:p>
        </text:list-item>
        <text:list-item>
          <text:p text:style-name="P26">The <text:span text:style-name="Strong_20_Emphasis">mall’s mechanic, Mitch, rewards the player with a crowbar</text:span>, which is needed to break into the abandoned <text:span text:style-name="Strong_20_Emphasis">BestTry electronics store</text:span>.</text:p>
        </text:list-item>
      </text:list>
      <text:p text:style-name="Horizontal_20_Line"/>
      <text:h text:style-name="Heading_20_3" text:outline-level="3"><text:soft-page-break/><text:span text:style-name="Strong_20_Emphasis">3. Candle Ritual Puzzle</text:span></text:h>
      <text:p text:style-name="Text_20_body"><text:span text:style-name="Strong_20_Emphasis">Task:</text:span> Extinguish the ritual candles in the correct order to break the cult’s summoning circle.</text:p>
      <text:h text:style-name="Heading_20_4" text:outline-level="4"><text:span text:style-name="Strong_20_Emphasis">Mechanics:</text:span></text:h>
      <text:list text:style-name="L13">
        <text:list-item>
          <text:p text:style-name="P29">In the <text:span text:style-name="Strong_20_Emphasis">BestTry electronics store</text:span>, players find a <text:span text:style-name="Strong_20_Emphasis">ritual circle surrounded by candles</text:span>, still burning despite the mall’s abandonment.</text:p>
        </text:list-item>
        <text:list-item>
          <text:p text:style-name="P29">The <text:span text:style-name="Strong_20_Emphasis">candles are labeled A-G</text:span>, and <text:span text:style-name="Strong_20_Emphasis">the correct extinguishing order</text:span> is hinted at through supernatural messages and mall graffiti.</text:p>
        </text:list-item>
        <text:list-item>
          <text:p text:style-name="P29">Players must <text:span text:style-name="Strong_20_Emphasis">click on the candles in the correct sequence</text:span> to disrupt the ritual.</text:p>
        </text:list-item>
        <text:list-item>
          <text:p text:style-name="P28"><text:span text:style-name="Strong_20_Emphasis">The Ouija board in the hidden room provides an extra clue</text:span> by spelling out a key part of the order.</text:p>
        </text:list-item>
      </text:list>
      <text:h text:style-name="Heading_20_4" text:outline-level="4"><text:span text:style-name="Strong_20_Emphasis">Result:</text:span></text:h>
      <text:list text:style-name="L14">
        <text:list-item>
          <text:p text:style-name="P31">Successfully <text:span text:style-name="Strong_20_Emphasis">breaking the ritual circle</text:span> stops the hauntings in the mall.</text:p>
        </text:list-item>
        <text:list-item>
          <text:p text:style-name="P30">A <text:span text:style-name="Strong_20_Emphasis">hidden compartment opens</text:span>, revealing <text:span text:style-name="Strong_20_Emphasis">a cultist’s letter</text:span> hinting at the next location—the <text:span text:style-name="Strong_20_Emphasis">museum</text:span>, leading into Chapter 4.</text:p>
        </text:list-item>
      </text:list>
      <text:p text:style-name="Horizontal_20_Line"/>
      <text:h text:style-name="Heading_20_3" text:outline-level="3"><text:span text:style-name="Strong_20_Emphasis">Final Objective</text:span></text:h>
      <text:p text:style-name="Text_20_body">After solving all three puzzles, players gain access to the <text:span text:style-name="Strong_20_Emphasis">mall’s security office</text:span>, where they <text:span text:style-name="Strong_20_Emphasis">find surveillance footage revealing strange supernatural activity</text:span>. They also recover a <text:span text:style-name="Strong_20_Emphasis">document hinting at the cult’s next move</text:span>, leading them to their <text:span text:style-name="Strong_20_Emphasis">next investigation at the museum</text:span>, where the mystery deepens.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23:25:01.473000000</meta:creation-date>
    <dc:date>2025-02-05T20:31:01.317000000</dc:date>
    <meta:editing-duration>PT9M3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34" meta:word-count="437" meta:character-count="2660" meta:non-whitespace-character-count="2276"/>
  </office:meta>
</office:document-meta>
</file>